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Distribución por edad y sexo: en 10 casos confirmado no ha sido posible identificar la edad o el sexo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5" table:formula="of:=[.B3]+[.C3]" office:value-type="float" office:value="5" calcext:value-type="float">
            <text:p>5</text:p>
          </table:table-cell>
          <table:table-cell table:style-name="ce42" table:formula="of:=[.D3]/[.$D$12]" office:value-type="percentage" office:value="0.012987012987013" calcext:value-type="percentage">
            <text:p>1,3%</text:p>
          </table:table-cell>
          <table:table-cell table:style-name="ce46" table:formula="of:=[.E3]" office:value-type="percentage" office:value="0.012987012987013" calcext:value-type="percentage">
            <text:p>1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4]+[.C4]" office:value-type="float" office:value="48" calcext:value-type="float">
            <text:p>48</text:p>
          </table:table-cell>
          <table:table-cell table:style-name="ce42" table:formula="of:=[.D4]/[.$D$12]" office:value-type="percentage" office:value="0.124675324675325" calcext:value-type="percentage">
            <text:p>12,5%</text:p>
          </table:table-cell>
          <table:table-cell table:style-name="ce47" table:formula="of:=[.F3]+[.E4]" office:value-type="percentage" office:value="0.137662337662338" calcext:value-type="percentage">
            <text:p>14 %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5]+[.C5]" office:value-type="float" office:value="59" calcext:value-type="float">
            <text:p>59</text:p>
          </table:table-cell>
          <table:table-cell table:style-name="ce42" table:formula="of:=[.D5]/[.$D$12]" office:value-type="percentage" office:value="0.153246753246753" calcext:value-type="percentage">
            <text:p>15,3%</text:p>
          </table:table-cell>
          <table:table-cell table:style-name="ce46" table:formula="of:=[.F4]+[.E5]" office:value-type="percentage" office:value="0.290909090909091" calcext:value-type="percentage">
            <text:p>29 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table:style-name="ce82" table:formula="of:=[.O5]/[.O9]" office:value-type="percentage" office:value="0.439814814814815" calcext:value-type="percentage">
            <text:p>44 %</text:p>
          </table:table-cell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6]+[.C6]" office:value-type="float" office:value="45" calcext:value-type="float">
            <text:p>45</text:p>
          </table:table-cell>
          <table:table-cell table:style-name="ce42" table:formula="of:=[.D6]/[.$D$12]" office:value-type="percentage" office:value="0.116883116883117" calcext:value-type="percentage">
            <text:p>11,7%</text:p>
          </table:table-cell>
          <table:table-cell table:style-name="ce48" table:formula="of:=[.F5]+[.E6]" office:value-type="percentage" office:value="0.407792207792208" calcext:value-type="percentage">
            <text:p>41 %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7]+[.C7]" office:value-type="float" office:value="44" calcext:value-type="float">
            <text:p>44</text:p>
          </table:table-cell>
          <table:table-cell table:style-name="ce42" table:formula="of:=[.D7]/[.$D$12]" office:value-type="percentage" office:value="0.114285714285714" calcext:value-type="percentage">
            <text:p>11,4%</text:p>
          </table:table-cell>
          <table:table-cell table:style-name="ce48" table:formula="of:=[.F6]+[.E7]" office:value-type="percentage" office:value="0.522077922077922" calcext:value-type="percentage">
            <text:p>52 %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35" table:formula="of:=[.B8]+[.C8]" office:value-type="float" office:value="56" calcext:value-type="float">
            <text:p>56</text:p>
          </table:table-cell>
          <table:table-cell table:style-name="ce42" table:formula="of:=[.D8]/[.$D$12]" office:value-type="percentage" office:value="0.145454545454545" calcext:value-type="percentage">
            <text:p>14,5%</text:p>
          </table:table-cell>
          <table:table-cell table:style-name="ce46" table:formula="of:=[.F7]+[.E8]" office:value-type="percentage" office:value="0.667532467532467" calcext:value-type="percentage">
            <text:p>67 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9]+[.C9]" office:value-type="float" office:value="29" calcext:value-type="float">
            <text:p>29</text:p>
          </table:table-cell>
          <table:table-cell table:style-name="ce42" table:formula="of:=[.D9]/[.$D$12]" office:value-type="percentage" office:value="0.0753246753246753" calcext:value-type="percentage">
            <text:p>7,5%</text:p>
          </table:table-cell>
          <table:table-cell table:style-name="ce46" table:formula="of:=[.F8]+[.E9]" office:value-type="percentage" office:value="0.742857142857143" calcext:value-type="percentage">
            <text:p>74 %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35" table:formula="of:=[.B10]+[.C10]" office:value-type="float" office:value="31" calcext:value-type="float">
            <text:p>31</text:p>
          </table:table-cell>
          <table:table-cell table:style-name="ce42" table:formula="of:=[.D10]/[.$D$12]" office:value-type="percentage" office:value="0.0805194805194805" calcext:value-type="percentage">
            <text:p>8,1%</text:p>
          </table:table-cell>
          <table:table-cell table:style-name="ce46" table:formula="of:=[.F9]+[.E10]" office:value-type="percentage" office:value="0.823376623376623" calcext:value-type="percentage">
            <text:p>82 %</text:p>
          </table:table-cell>
          <table:table-cell table:number-columns-repeated="8"/>
          <table:table-cell table:formula="of:=SUM([.O4:.O9])" office:value-type="float" office:value="395" calcext:value-type="float">
            <text:p>395</text:p>
          </table:table-cell>
          <table:table-cell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[.B11]+[.C11]" office:value-type="float" office:value="68" calcext:value-type="float">
            <text:p>68</text:p>
          </table:table-cell>
          <table:table-cell table:style-name="ce43" table:formula="of:=[.D11]/[.$D$12]" office:value-type="percentage" office:value="0.176623376623377" calcext:value-type="percentage">
            <text:p>17,7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9"/>
          <table:table-cell table:style-name="ce82" table:formula="of:=313/(395-14)" office:value-type="percentage" office:value="0.821522309711286" calcext:value-type="percentage">
            <text:p>82 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72" calcext:value-type="float">
            <text:p>172</text:p>
          </table:table-cell>
          <table:table-cell table:style-name="ce20" table:formula="of:=SUM([.C3:.C11])" office:value-type="float" office:value="213" calcext:value-type="float">
            <text:p>213</text:p>
          </table:table-cell>
          <table:table-cell table:style-name="ce36" table:formula="of:=SUM([.D3:.D11])"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ce21" table:formula="of:=[.B12]/[.D12]" office:value-type="percentage" office:value="0.446753246753247" calcext:value-type="percentage">
            <text:p>45 %</text:p>
          </table:table-cell>
          <table:table-cell table:style-name="ce21" table:formula="of:=[.C12]/[.D12]" office:value-type="percentage" office:value="0.553246753246753" calcext:value-type="percentage">
            <text:p>55 %</text:p>
          </table:table-cell>
          <table:table-cell table:style-name="ce37"/>
          <table:table-cell table:number-columns-repeated="12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12"/>
        </table:table-row>
        <table:table-row table:style-name="ro1">
          <table:table-cell table:style-name="ce6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Distribución por provincias: en 7 casos confirmados no ha sido posible identificar la provincia de procedencia</text:p>
          </table:table-cell>
          <table:table-cell table:number-columns-repeated="15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 table:number-columns-repeated="7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10" calcext:value-type="float">
            <text:p>310</text:p>
          </table:table-cell>
          <table:table-cell table:style-name="ce38" office:value-type="float" office:value="7" calcext:value-type="float">
            <text:p>7</text:p>
          </table:table-cell>
          <table:table-cell table:style-name="ce23" table:formula="of:=SUM([.A18:.D18])" office:value-type="float" office:value="395" calcext:value-type="float">
            <text:p>395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 table:number-columns-repeated="7"/>
        </table:table-row>
        <table:table-row table:style-name="ro2">
          <table:table-cell table:style-name="ce9" table:formula="of:=[.A18]/[.$E$18]" office:value-type="percentage" office:value="0.136708860759494" calcext:value-type="percentage">
            <text:p>13,7%</text:p>
          </table:table-cell>
          <table:table-cell table:style-name="ce9" table:formula="of:=[.B18]/[.$E$18]" office:value-type="percentage" office:value="0.0607594936708861" calcext:value-type="percentage">
            <text:p>6,1%</text:p>
          </table:table-cell>
          <table:table-cell table:style-name="ce9" table:formula="of:=[.C18]/[.$E$18]" office:value-type="percentage" office:value="0.784810126582278" calcext:value-type="percentage">
            <text:p>78,5%</text:p>
          </table:table-cell>
          <table:table-cell table:style-name="ce9" table:formula="of:=[.D18]/[.$E$18]" office:value-type="percentage" office:value="0.0177215189873418" calcext:value-type="percentage">
            <text:p>1,8%</text:p>
          </table:table-cell>
          <table:table-cell table:style-name="ce23"/>
          <table:table-cell table:number-columns-repeated="11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 table:number-columns-repeated="7"/>
        </table:table-row>
        <table:table-row table:style-name="ro2">
          <table:table-cell table:style-name="ce10" office:value-type="string" calcext:value-type="string">
            <text:p>Distribución por síntomas: en 2 casos confirmado no ha sido posible identificar la existencia o no de sintomatología</text:p>
          </table:table-cell>
          <table:table-cell table:number-columns-repeated="5"/>
          <table:table-cell table:style-name="ce60" office:value-type="float" office:value="10.7" calcext:value-type="float" table:number-columns-spanned="3" table:number-rows-spanned="1">
            <text:p>10,70</text:p>
          </table:table-cell>
          <table:covered-table-cell table:style-name="ce70"/>
          <table:covered-table-cell table:style-name="ce79"/>
          <table:table-cell table:number-columns-repeated="7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85" calcext:value-type="float">
            <text:p>185</text:p>
          </table:table-cell>
          <table:table-cell table:style-name="ce30" table:formula="of:=[.B22]/[.E18]" office:value-type="percentage" office:value="0.468354430379747" calcext:value-type="percentage">
            <text:p>47 %</text:p>
          </table:table-cell>
          <table:table-cell table:number-columns-repeated="13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08" calcext:value-type="float">
            <text:p>208</text:p>
          </table:table-cell>
          <table:table-cell table:style-name="ce31" table:formula="of:=[.B23]/[.E18]" office:value-type="percentage" office:value="0.526582278481013" calcext:value-type="percentage">
            <text:p>53 %</text:p>
          </table:table-cell>
          <table:table-cell table:number-columns-repeated="13"/>
        </table:table-row>
        <table:table-row table:style-name="ro3" table:number-rows-repeated="2">
          <table:table-cell table:number-columns-repeated="16"/>
        </table:table-row>
        <table:table-row table:style-name="ro2">
          <table:table-cell table:style-name="ce10" office:value-type="string" calcext:value-type="string">
            <text:p>Distribución por Zona Básica de Salud (ZBS): en 1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8 casos confirmado no ha sido posible identificar el sector sanitario.</text:p>
          </table:table-cell>
          <table:table-cell table:number-columns-repeated="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4" office:value-type="float" office:value="62" calcext:value-type="float">
            <text:p>62</text:p>
          </table:table-cell>
          <table:table-cell table:style-name="ce32" table:formula="of:=[.B28]/[.$B$95]" office:value-type="percentage" office:value="0.156962025316456" calcext:value-type="percentage">
            <text:p>15,70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18" calcext:value-type="float">
            <text:p>18</text:p>
          </table:table-cell>
          <table:table-cell table:style-name="ce71" table:formula="of:=[.G28]/[.G$37]" office:value-type="percentage" office:value="0.0455696202531646" calcext:value-type="percentage">
            <text:p>4,56 %</text:p>
          </table:table-cell>
          <table:table-cell table:style-name="ce80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29]/[.$B$95]" office:value-type="percentage" office:value="0.0506329113924051" calcext:value-type="percentage">
            <text:p>5,0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3" calcext:value-type="float">
            <text:p>3</text:p>
          </table:table-cell>
          <table:table-cell table:style-name="ce72" table:formula="of:=[.G29]/[.G$37]" office:value-type="percentage" office:value="0.00759493670886076" calcext:value-type="percentage">
            <text:p>0,76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0]/[.$B$95]" office:value-type="percentage" office:value="0.0354430379746835" calcext:value-type="percentage">
            <text:p>3,5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CALATAYUD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[.G30]/[.G$37]" office:value-type="percentage" office:value="0.172151898734177" calcext:value-type="percentage">
            <text:p>17,22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1]/[.$B$95]" office:value-type="percentage" office:value="0.0329113924050633" calcext:value-type="percentage">
            <text:p>3,29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43" calcext:value-type="float">
            <text:p>43</text:p>
          </table:table-cell>
          <table:table-cell table:style-name="ce72" table:formula="of:=[.G31]/[.G$37]" office:value-type="percentage" office:value="0.108860759493671" calcext:value-type="percentage">
            <text:p>10,89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2]/[.$B$95]" office:value-type="percentage" office:value="0.030379746835443" calcext:value-type="percentage">
            <text:p>3,0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4" calcext:value-type="float">
            <text:p>4</text:p>
          </table:table-cell>
          <table:table-cell table:style-name="ce74" table:formula="of:=[.G32]/[.G$37]" office:value-type="percentage" office:value="0.010126582278481" calcext:value-type="percentage">
            <text:p>1,01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3]/[.$B$95]" office:value-type="percentage" office:value="0.030379746835443" calcext:value-type="percentage">
            <text:p>3,04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2" office:value-type="float" office:value="43" calcext:value-type="float">
            <text:p>43</text:p>
          </table:table-cell>
          <table:table-cell table:style-name="ce72" table:formula="of:=[.G33]/[.G$37]" office:value-type="percentage" office:value="0.108860759493671" calcext:value-type="percentage">
            <text:p>10,89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4]/[.$B$95]" office:value-type="percentage" office:value="0.0278481012658228" calcext:value-type="percentage">
            <text:p>2,7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98" calcext:value-type="float">
            <text:p>98</text:p>
          </table:table-cell>
          <table:table-cell table:style-name="ce75" table:formula="of:=[.G34]/[.G$37]" office:value-type="percentage" office:value="0.248101265822785" calcext:value-type="percentage">
            <text:p>24,81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3" office:value-type="string" calcext:value-type="string">
            <text:p>Épil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5]/[.$B$95]" office:value-type="percentage" office:value="0.0278481012658228" calcext:value-type="percentage">
            <text:p>2,78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table:formula="of:=[.G35]/[.G$37]" office:value-type="percentage" office:value="0.253164556962025" calcext:value-type="percentage">
            <text:p>25,32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6]/[.$B$95]" office:value-type="percentage" office:value="0.0227848101265823" calcext:value-type="percentage">
            <text:p>2,28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8" calcext:value-type="float">
            <text:p>18</text:p>
          </table:table-cell>
          <table:table-cell table:style-name="ce74" table:formula="of:=[.G36]/[.G$37]" office:value-type="percentage" office:value="0.0455696202531646" calcext:value-type="percentage">
            <text:p>4,56 %</text:p>
          </table:table-cell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7]/[.$B$95]" office:value-type="percentage" office:value="0.0227848101265823" calcext:value-type="percentage">
            <text:p>2,28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395" calcext:value-type="float">
            <text:p>395</text:p>
          </table:table-cell>
          <table:table-cell table:style-name="ce77"/>
          <table:table-cell table:style-name="ce81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8]/[.$B$95]" office:value-type="percentage" office:value="0.020253164556962" calcext:value-type="percentage">
            <text:p>2,03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9]/[.$B$95]" office:value-type="percentage" office:value="0.020253164556962" calcext:value-type="percentage">
            <text:p>2,03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0]/[.$B$95]" office:value-type="percentage" office:value="0.020253164556962" calcext:value-type="percentage">
            <text:p>2,03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1]/[.$B$95]" office:value-type="percentage" office:value="0.020253164556962" calcext:value-type="percentage">
            <text:p>2,03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2]/[.$B$95]" office:value-type="percentage" office:value="0.020253164556962" calcext:value-type="percentage">
            <text:p>2,03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3]/[.$B$95]" office:value-type="percentage" office:value="0.020253164556962" calcext:value-type="percentage">
            <text:p>2,03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4]/[.$B$95]" office:value-type="percentage" office:value="0.0177215189873418" calcext:value-type="percentage">
            <text:p>1,77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5]/[.$B$95]" office:value-type="percentage" office:value="0.0177215189873418" calcext:value-type="percentage">
            <text:p>1,77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11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6]/[.$B$95]" office:value-type="percentage" office:value="0.0177215189873418" calcext:value-type="percentage">
            <text:p>1,77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7]/[.$B$95]" office:value-type="percentage" office:value="0.0177215189873418" calcext:value-type="percentage">
            <text:p>1,77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8]/[.$B$95]" office:value-type="percentage" office:value="0.0177215189873418" calcext:value-type="percentage">
            <text:p>1,77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9]/[.$B$95]" office:value-type="percentage" office:value="0.0151898734177215" calcext:value-type="percentage">
            <text:p>1,52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0]/[.$B$95]" office:value-type="percentage" office:value="0.0151898734177215" calcext:value-type="percentage">
            <text:p>1,52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1]/[.$B$95]" office:value-type="percentage" office:value="0.0151898734177215" calcext:value-type="percentage">
            <text:p>1,52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2]/[.$B$95]" office:value-type="percentage" office:value="0.0151898734177215" calcext:value-type="percentage">
            <text:p>1,52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3]/[.$B$95]" office:value-type="percentage" office:value="0.0151898734177215" calcext:value-type="percentage">
            <text:p>1,52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4]/[.$B$95]" office:value-type="percentage" office:value="0.0126582278481013" calcext:value-type="percentage">
            <text:p>1,27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5]/[.$B$95]" office:value-type="percentage" office:value="0.0126582278481013" calcext:value-type="percentage">
            <text:p>1,27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6]/[.$B$95]" office:value-type="percentage" office:value="0.0126582278481013" calcext:value-type="percentage">
            <text:p>1,27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7]/[.$B$95]" office:value-type="percentage" office:value="0.0126582278481013" calcext:value-type="percentage">
            <text:p>1,27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95]" office:value-type="percentage" office:value="0.010126582278481" calcext:value-type="percentage">
            <text:p>1,01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9]/[.$B$95]" office:value-type="percentage" office:value="0.010126582278481" calcext:value-type="percentage">
            <text:p>1,01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95]" office:value-type="percentage" office:value="0.010126582278481" calcext:value-type="percentage">
            <text:p>1,01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1]/[.$B$95]" office:value-type="percentage" office:value="0.00759493670886076" calcext:value-type="percentage">
            <text:p>0,76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95]" office:value-type="percentage" office:value="0.00759493670886076" calcext:value-type="percentage">
            <text:p>0,76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95]" office:value-type="percentage" office:value="0.00759493670886076" calcext:value-type="percentage">
            <text:p>0,76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95]" office:value-type="percentage" office:value="0.00759493670886076" calcext:value-type="percentage">
            <text:p>0,76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95]" office:value-type="percentage" office:value="0.00759493670886076" calcext:value-type="percentage">
            <text:p>0,76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95]" office:value-type="percentage" office:value="0.00759493670886076" calcext:value-type="percentage">
            <text:p>0,76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95]" office:value-type="percentage" office:value="0.00759493670886076" calcext:value-type="percentage">
            <text:p>0,76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95]" office:value-type="percentage" office:value="0.00759493670886076" calcext:value-type="percentage">
            <text:p>0,76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95]" office:value-type="percentage" office:value="0.00759493670886076" calcext:value-type="percentage">
            <text:p>0,76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5]" office:value-type="percentage" office:value="0.00506329113924051" calcext:value-type="percentage">
            <text:p>0,51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5]" office:value-type="percentage" office:value="0.00506329113924051" calcext:value-type="percentage">
            <text:p>0,51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9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5]" office:value-type="percentage" office:value="0.00506329113924051" calcext:value-type="percentage">
            <text:p>0,51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95]" office:value-type="percentage" office:value="0.00506329113924051" calcext:value-type="percentage">
            <text:p>0,51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95]" office:value-type="percentage" office:value="0.00506329113924051" calcext:value-type="percentage">
            <text:p>0,51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95]" office:value-type="percentage" office:value="0.00506329113924051" calcext:value-type="percentage">
            <text:p>0,51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Sabiñá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95]" office:value-type="percentage" office:value="0.00506329113924051" calcext:value-type="percentage">
            <text:p>0,51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95]" office:value-type="percentage" office:value="0.00506329113924051" calcext:value-type="percentage">
            <text:p>0,51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5]" office:value-type="percentage" office:value="0.00253164556962025" calcext:value-type="percentage">
            <text:p>0,2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Ate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5]" office:value-type="percentage" office:value="0.00253164556962025" calcext:value-type="percentage">
            <text:p>0,2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Berbeg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5]" office:value-type="percentage" office:value="0.00253164556962025" calcext:value-type="percentage">
            <text:p>0,25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5]" office:value-type="percentage" office:value="0.00253164556962025" calcext:value-type="percentage">
            <text:p>0,25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5]" office:value-type="percentage" office:value="0.00253164556962025" calcext:value-type="percentage">
            <text:p>0,2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5]" office:value-type="percentage" office:value="0.00253164556962025" calcext:value-type="percentage">
            <text:p>0,2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5]" office:value-type="percentage" office:value="0.00253164556962025" calcext:value-type="percentage">
            <text:p>0,2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5]" office:value-type="percentage" office:value="0.00253164556962025" calcext:value-type="percentage">
            <text:p>0,25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5]" office:value-type="percentage" office:value="0.00253164556962025" calcext:value-type="percentage">
            <text:p>0,2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onzón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5]" office:value-type="percentage" office:value="0.00253164556962025" calcext:value-type="percentage">
            <text:p>0,2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5]" office:value-type="percentage" office:value="0.00253164556962025" calcext:value-type="percentage">
            <text:p>0,2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5]" office:value-type="percentage" office:value="0.00253164556962025" calcext:value-type="percentage">
            <text:p>0,25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5]" office:value-type="percentage" office:value="0.00253164556962025" calcext:value-type="percentage">
            <text:p>0,25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5]" office:value-type="percentage" office:value="0.00253164556962025" calcext:value-type="percentage">
            <text:p>0,25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5]" office:value-type="percentage" office:value="0.00253164556962025" calcext:value-type="percentage">
            <text:p>0,25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95]" office:value-type="percentage" office:value="0.00253164556962025" calcext:value-type="percentage">
            <text:p>0,25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8" calcext:value-type="float">
            <text:p>18</text:p>
          </table:table-cell>
          <table:table-cell table:style-name="ce33" table:formula="of:=[.B94]/[.$B$95]" office:value-type="percentage" office:value="0.0455696202531646" calcext:value-type="percentage">
            <text:p>4,56 %</text:p>
          </table:table-cell>
          <table:table-cell table:style-name="ce40"/>
          <table:table-cell table:number-columns-repeated="12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4])" office:value-type="float" office:value="395" calcext:value-type="float">
            <text:p>395</text:p>
          </table:table-cell>
          <table:table-cell table:style-name="ce34" table:number-columns-repeated="2"/>
          <table:table-cell table:number-columns-repeated="12"/>
        </table:table-row>
        <table:table-row table:style-name="ro3" table:number-rows-repeated="1048480">
          <table:table-cell table:number-columns-repeated="16"/>
        </table:table-row>
        <table:table-row table:style-name="ro3">
          <table:table-cell table:number-columns-repeated="16"/>
        </table:table-row>
        <table:named-expressions>
          <table:named-range table:name="_xlnm._FilterDatabase" table:base-cell-address="$'20200927'.$A$1" table:cell-range-address="$'20200927'.$A$27:.$D$81"/>
        </table:named-expressions>
      </table:table>
      <table:named-expressions/>
      <table:database-ranges>
        <table:database-range table:name="__Anonymous_Sheet_DB__0" table:target-range-address="'20200927'.A27:'20200927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7" style:display-name="PageStyle_2020092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8T12:42:06</dc:date>
    <meta:generator>LibreOffice/6.0.7.3$Linux_X86_64 LibreOffice_project/00m0$Build-3</meta:generator>
    <meta:document-statistic meta:table-count="1" meta:cell-count="409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